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FR">
      <number:number number:min-integer-digits="1"/>
    </number:number-style>
    <style:style style:name="ce3" style:family="table-cell" style:parent-style-name="Default">
      <style:table-cell-properties fo:background-color="#333333" style:text-align-source="fix" style:repeat-content="false" fo:border="0.06pt solid #ffffff"/>
      <style:paragraph-properties fo:text-align="start"/>
      <style:text-properties fo:color="#ffffff" style:font-name="Sans" fo:font-size="10pt" fo:font-style="normal" style:text-underline-style="none" fo:font-weight="normal"/>
    </style:style>
    <style:style style:name="ce4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19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11" style:family="table-cell" style:parent-style-name="Default">
      <style:table-cell-properties fo:background-color="#2a6099" fo:border="0.06pt solid #000000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28264e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15" style:family="table-cell" style:parent-style-name="Default" style:data-style-name="N10000">
      <style:table-cell-properties fo:background-color="#28264e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4" style:family="table-cell" style:parent-style-name="Default" style:data-style-name="N10000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28" style:family="table-cell" style:parent-style-name="Default">
      <style:table-cell-properties fo:background-color="#813709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6" style:family="table-cell" style:parent-style-name="Default" style:data-style-name="N10000">
      <style:table-cell-properties fo:background-color="#813709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16" style:family="table-cell" style:parent-style-name="Default">
      <style:table-cell-properties fo:background-color="#333333" style:text-align-source="fix" style:repeat-content="false" fo:border="0.06pt solid #ffffff"/>
      <style:paragraph-properties fo:text-align="end"/>
      <style:text-properties fo:color="#ffffff"/>
    </style:style>
    <style:style style:name="ce17" style:family="table-cell" style:parent-style-name="Default">
      <style:table-cell-properties style:glyph-orientation-vertical="0" fo:background-color="#333333" style:text-align-source="fix" style:repeat-content="false" fo:border="0.06pt solid #ffffff" style:direction="ltr"/>
      <style:paragraph-properties fo:text-align="end"/>
      <style:text-properties fo:color="#ffffff"/>
    </style:style>
    <style:style style:name="ce18" style:family="table-cell" style:parent-style-name="Default">
      <style:table-cell-properties style:glyph-orientation-vertical="0" fo:background-color="#333333" style:direction="ltr"/>
      <style:text-properties fo:color="#ffffff"/>
    </style:style>
    <style:style style:name="ce44" style:family="table-cell" style:parent-style-name="Default">
      <style:table-cell-properties fo:background-color="#1a2d1c" style:text-align-source="fix" style:repeat-content="false" fo:border="0.06pt solid #ffffff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5" style:family="table-cell" style:parent-style-name="Default" style:data-style-name="N10000">
      <style:table-cell-properties fo:background-color="#784b0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 style:data-style-name="N10000">
      <style:table-cell-properties fo:background-color="#784b04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8" style:family="table-cell" style:parent-style-name="Default">
      <style:text-properties fo:color="#000000" style:font-name="Sans" fo:font-size="10pt" fo:font-style="italic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number-columns-repeated="10" table:default-cell-style-name="ce19"/>
        <table:table-column table:style-name="co6" table:number-columns-repeated="218" table:default-cell-style-name="ce19"/>
        <table:table-row table:style-name="ro1">
          <table:table-cell table:style-name="ce3" office:value-type="string" calcext:value-type="string">
            <text:p>NOM Prénom</text:p>
          </table:table-cell>
          <table:table-cell table:style-name="ce32" office:value-type="string" calcext:value-type="string">
            <text:p>Note</text:p>
          </table:table-cell>
          <table:table-cell table:style-name="ce13" office:value-type="string" calcext:value-type="string">
            <text:p>Class.</text:p>
          </table:table-cell>
          <table:table-cell table:style-name="ce28" office:value-type="string" calcext:value-type="string">
            <text:p>ECTS</text:p>
          </table:table-cell>
          <table:table-cell table:style-name="ce16" office:value-type="string" calcext:value-type="string">
            <text:p>Devoir</text:p>
          </table:table-cell>
          <table:table-cell table:style-name="ce44" office:value-type="string" calcext:value-type="string">
            <text:p>DS1</text:p>
          </table:table-cell>
          <table:table-cell table:style-name="ce44" office:value-type="string" calcext:value-type="string">
            <text:p>DS2</text:p>
          </table:table-cell>
          <table:table-cell table:style-name="ce44" office:value-type="string" calcext:value-type="string">
            <text:p>DS3</text:p>
          </table:table-cell>
          <table:table-cell table:style-name="ce44" office:value-type="string" calcext:value-type="string">
            <text:p>DS4</text:p>
          </table:table-cell>
          <table:table-cell table:style-name="ce44" office:value-type="string" calcext:value-type="string">
            <text:p>DM1</text:p>
          </table:table-cell>
          <table:table-cell table:style-name="ce44" office:value-type="string" calcext:value-type="string">
            <text:p>DM2</text:p>
          </table:table-cell>
          <table:table-cell table:style-name="ce44" office:value-type="string" calcext:value-type="string">
            <text:p>DM3</text:p>
          </table:table-cell>
          <table:table-cell table:style-name="ce44" office:value-type="string" calcext:value-type="string">
            <text:p>DM4</text:p>
          </table:table-cell>
          <table:table-cell table:style-name="ce44" office:value-type="string" calcext:value-type="string">
            <text:p>DM5</text:p>
          </table:table-cell>
          <table:table-cell table:style-name="ce44" office:value-type="string" calcext:value-type="string">
            <text:p>DM6</text:p>
          </table:table-cell>
          <table:table-cell table:number-columns-repeated="218"/>
        </table:table-row>
        <table:table-row table:style-name="ro1">
          <table:table-cell table:style-name="ce4"/>
          <table:table-cell table:style-name="ce32" table:formula="of:=SUM([.F2:.I2])" office:value-type="float" office:value="16" calcext:value-type="float">
            <text:p>16</text:p>
          </table:table-cell>
          <table:table-cell table:style-name="ce4" table:number-columns-repeated="2"/>
          <table:table-cell table:style-name="ce17" office:value-type="string" calcext:value-type="string">
            <text:p>Coeff.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number-columns-repeated="6" table:style-name="ce4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4" table:number-columns-repeated="4"/>
          <table:table-cell table:style-name="ce18"/>
          <table:table-cell table:style-name="ce22" table:number-columns-repeated="4"/>
          <table:table-cell table:style-name="ce4" table:number-columns-repeated="6"/>
          <table:table-cell table:number-columns-repeated="218"/>
        </table:table-row>
        <table:table-row table:style-name="ro1">
          <table:table-cell table:style-name="ce8" office:value-type="string" calcext:value-type="string">
            <text:p>Antigny</text:p>
          </table:table-cell>
          <table:table-cell table:style-name="ce15" table:formula="of:=ROUND(SUMPRODUCT([.F4:.I4];[.$F$2:.$I$2])/SUMPRODUCT(IF([.F4:.I4]=&quot;&quot;;0;1);[.$F$2:.$I$2]) + SUM([.J4:.O4])/10;1)" office:value-type="float" office:value="2.3" calcext:value-type="float">
            <text:p>2,3</text:p>
          </table:table-cell>
          <table:table-cell table:style-name="ce24" table:formula="of:=RANK([.B4];[.B$4:.B$24])" office:value-type="float" office:value="21" calcext:value-type="float">
            <text:p>21</text:p>
          </table:table-cell>
          <table:table-cell table:style-name="ce26" table:formula="of:=SUBSTITUTE(ADDRESS(1;ROUND(6-[.B4]/2.5);4);&quot;1&quot;;&quot;&quot;)" office:value-type="string" office:string-value="E" calcext:value-type="string">
            <text:p>E</text:p>
          </table:table-cell>
          <table:table-cell table:style-name="ce2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75" calcext:value-type="float">
            <text:p>0,75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0.75" calcext:value-type="float">
            <text:p>0,75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Ayari </text:p>
          </table:table-cell>
          <table:table-cell table:style-name="ce15" table:formula="of:=ROUND(SUMPRODUCT([.F5:.I5];[.$F$2:.$I$2])/SUMPRODUCT(IF([.F5:.I5]=&quot;&quot;;0;1);[.$F$2:.$I$2]) + SUM([.J5:.O5])/10;1)" office:value-type="float" office:value="11.5" calcext:value-type="float">
            <text:p>11,5</text:p>
          </table:table-cell>
          <table:table-cell table:style-name="ce24" table:formula="of:=RANK([.B5];[.B$4:.B$24])" office:value-type="float" office:value="7" calcext:value-type="float">
            <text:p>7</text:p>
          </table:table-cell>
          <table:table-cell table:style-name="ce26" table:formula="of:=SUBSTITUTE(ADDRESS(1;ROUND(6-[.B5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6.5" calcext:value-type="float">
            <text:p>16,5</text:p>
          </table:table-cell>
          <table:table-cell table:style-name="ce35" office:value-type="float" office:value="11.5" calcext:value-type="float">
            <text:p>11,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3.25" calcext:value-type="float">
            <text:p>3,25</text:p>
          </table:table-cell>
          <table:table-cell table:style-name="ce24" office:value-type="float" office:value="2.75" calcext:value-type="float">
            <text:p>2,7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adré</text:p>
          </table:table-cell>
          <table:table-cell table:style-name="ce15" table:formula="of:=ROUND(SUMPRODUCT([.F6:.I6];[.$F$2:.$I$2])/SUMPRODUCT(IF([.F6:.I6]=&quot;&quot;;0;1);[.$F$2:.$I$2]) + SUM([.J6:.O6])/10;1)" office:value-type="float" office:value="4.9" calcext:value-type="float">
            <text:p>4,9</text:p>
          </table:table-cell>
          <table:table-cell table:style-name="ce24" table:formula="of:=RANK([.B6];[.B$4:.B$24])" office:value-type="float" office:value="18" calcext:value-type="float">
            <text:p>18</text:p>
          </table:table-cell>
          <table:table-cell table:style-name="ce26" table:formula="of:=SUBSTITUTE(ADDRESS(1;ROUND(6-[.B6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6.5" calcext:value-type="float">
            <text:p>6,5</text:p>
          </table:table-cell>
          <table:table-cell table:style-name="ce35" office:value-type="float" office:value="3.5" calcext:value-type="float">
            <text:p>3,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.25" calcext:value-type="float">
            <text:p>1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erthelot</text:p>
          </table:table-cell>
          <table:table-cell table:style-name="ce15" table:formula="of:=ROUND(SUMPRODUCT([.F7:.I7];[.$F$2:.$I$2])/SUMPRODUCT(IF([.F7:.I7]=&quot;&quot;;0;1);[.$F$2:.$I$2]) + SUM([.J7:.O7])/10;1)" office:value-type="float" office:value="4.9" calcext:value-type="float">
            <text:p>4,9</text:p>
          </table:table-cell>
          <table:table-cell table:style-name="ce24" table:formula="of:=RANK([.B7];[.B$4:.B$24])" office:value-type="float" office:value="18" calcext:value-type="float">
            <text:p>18</text:p>
          </table:table-cell>
          <table:table-cell table:style-name="ce26" table:formula="of:=SUBSTITUTE(ADDRESS(1;ROUND(6-[.B7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izid</text:p>
          </table:table-cell>
          <table:table-cell table:style-name="ce15" table:formula="of:=ROUND(SUMPRODUCT([.F8:.I8];[.$F$2:.$I$2])/SUMPRODUCT(IF([.F8:.I8]=&quot;&quot;;0;1);[.$F$2:.$I$2]) + SUM([.J8:.O8])/10;1)" office:value-type="float" office:value="7" calcext:value-type="float">
            <text:p>7</text:p>
          </table:table-cell>
          <table:table-cell table:style-name="ce24" table:formula="of:=RANK([.B8];[.B$4:.B$24])" office:value-type="float" office:value="13" calcext:value-type="float">
            <text:p>13</text:p>
          </table:table-cell>
          <table:table-cell table:style-name="ce26" table:formula="of:=SUBSTITUTE(ADDRESS(1;ROUND(6-[.B8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6.5" calcext:value-type="float">
            <text:p>6,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0.75" calcext:value-type="float">
            <text:p>0,7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rescon</text:p>
          </table:table-cell>
          <table:table-cell table:style-name="ce15" table:formula="of:=ROUND(SUMPRODUCT([.F9:.I9];[.$F$2:.$I$2])/SUMPRODUCT(IF([.F9:.I9]=&quot;&quot;;0;1);[.$F$2:.$I$2]) + SUM([.J9:.O9])/10;1)" office:value-type="float" office:value="9.5" calcext:value-type="float">
            <text:p>9,5</text:p>
          </table:table-cell>
          <table:table-cell table:style-name="ce24" table:formula="of:=RANK([.B9];[.B$4:.B$24])" office:value-type="float" office:value="10" calcext:value-type="float">
            <text:p>10</text:p>
          </table:table-cell>
          <table:table-cell table:style-name="ce26" table:formula="of:=SUBSTITUTE(ADDRESS(1;ROUND(6-[.B9]/2.5);4);&quot;1&quot;;&quot;&quot;)" office:value-type="string" office:string-value="B" calcext:value-type="string">
            <text:p>B</text:p>
          </table:table-cell>
          <table:table-cell table:style-name="ce24"/>
          <table:table-cell table:style-name="ce35" office:value-type="float" office:value="10.5" calcext:value-type="float">
            <text:p>10,5</text:p>
          </table:table-cell>
          <table:table-cell table:style-name="ce35" office:value-type="float" office:value="6.5" calcext:value-type="float">
            <text:p>6,5</text:p>
          </table:table-cell>
          <table:table-cell table:style-name="ce35" office:value-type="float" office:value="10.5" calcext:value-type="float">
            <text:p>10,5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0.25" calcext:value-type="float">
            <text:p>0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Bruno</text:p>
          </table:table-cell>
          <table:table-cell table:style-name="ce15" table:formula="of:=ROUND(SUMPRODUCT([.F10:.I10];[.$F$2:.$I$2])/SUMPRODUCT(IF([.F10:.I10]=&quot;&quot;;0;1);[.$F$2:.$I$2]) + SUM([.J10:.O10])/10;1)" office:value-type="float" office:value="5" calcext:value-type="float">
            <text:p>5</text:p>
          </table:table-cell>
          <table:table-cell table:style-name="ce24" table:formula="of:=RANK([.B10];[.B$4:.B$24])" office:value-type="float" office:value="17" calcext:value-type="float">
            <text:p>17</text:p>
          </table:table-cell>
          <table:table-cell table:style-name="ce26" table:formula="of:=SUBSTITUTE(ADDRESS(1;ROUND(6-[.B10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6.5" calcext:value-type="float">
            <text:p>6,5</text:p>
          </table:table-cell>
          <table:table-cell table:style-name="ce35" office:value-type="float" office:value="5.5" calcext:value-type="float">
            <text:p>5,5</text:p>
          </table:table-cell>
          <table:table-cell table:style-name="ce35" office:value-type="float" office:value="3.5" calcext:value-type="float">
            <text:p>3,5</text:p>
          </table:table-cell>
          <table:table-cell table:style-name="ce35" office:value-type="float" office:value="2.5" calcext:value-type="float">
            <text:p>2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Castet</text:p>
          </table:table-cell>
          <table:table-cell table:style-name="ce15" table:formula="of:=ROUND(SUMPRODUCT([.F11:.I11];[.$F$2:.$I$2])/SUMPRODUCT(IF([.F11:.I11]=&quot;&quot;;0;1);[.$F$2:.$I$2]) + SUM([.J11:.O11])/10;1)" office:value-type="float" office:value="12.3" calcext:value-type="float">
            <text:p>12,3</text:p>
          </table:table-cell>
          <table:table-cell table:style-name="ce24" table:formula="of:=RANK([.B11];[.B$4:.B$24])" office:value-type="float" office:value="5" calcext:value-type="float">
            <text:p>5</text:p>
          </table:table-cell>
          <table:table-cell table:style-name="ce26" table:formula="of:=SUBSTITUTE(ADDRESS(1;ROUND(6-[.B11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8.5" calcext:value-type="float">
            <text:p>8,5</text:p>
          </table:table-cell>
          <table:table-cell table:style-name="ce35" office:value-type="float" office:value="9.5" calcext:value-type="float">
            <text:p>9,5</text:p>
          </table:table-cell>
          <table:table-cell table:style-name="ce35"/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Cazères</text:p>
          </table:table-cell>
          <table:table-cell table:style-name="ce15" table:formula="of:=ROUND(SUMPRODUCT([.F12:.I12];[.$F$2:.$I$2])/SUMPRODUCT(IF([.F12:.I12]=&quot;&quot;;0;1);[.$F$2:.$I$2]) + SUM([.J12:.O12])/10;1)" office:value-type="float" office:value="10.2" calcext:value-type="float">
            <text:p>10,2</text:p>
          </table:table-cell>
          <table:table-cell table:style-name="ce24" table:formula="of:=RANK([.B12];[.B$4:.B$24])" office:value-type="float" office:value="9" calcext:value-type="float">
            <text:p>9</text:p>
          </table:table-cell>
          <table:table-cell table:style-name="ce26" table:formula="of:=SUBSTITUTE(ADDRESS(1;ROUND(6-[.B12]/2.5);4);&quot;1&quot;;&quot;&quot;)" office:value-type="string" office:string-value="B" calcext:value-type="string">
            <text:p>B</text:p>
          </table:table-cell>
          <table:table-cell table:style-name="ce24"/>
          <table:table-cell table:number-columns-repeated="2" table:style-name="ce35" office:value-type="float" office:value="7.5" calcext:value-type="float">
            <text:p>7,5</text:p>
          </table:table-cell>
          <table:table-cell table:style-name="ce35" office:value-type="float" office:value="10.5" calcext:value-type="float">
            <text:p>10,5</text:p>
          </table:table-cell>
          <table:table-cell table:style-name="ce35" office:value-type="float" office:value="9.5" calcext:value-type="float">
            <text:p>9,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2.25" calcext:value-type="float">
            <text:p>2,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25" calcext:value-type="float">
            <text:p>2,25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Chappaz</text:p>
          </table:table-cell>
          <table:table-cell table:style-name="ce15" table:formula="of:=ROUND(SUMPRODUCT([.F13:.I13];[.$F$2:.$I$2])/SUMPRODUCT(IF([.F13:.I13]=&quot;&quot;;0;1);[.$F$2:.$I$2]) + SUM([.J13:.O13])/10;1)" office:value-type="float" office:value="19.5" calcext:value-type="float">
            <text:p>19,5</text:p>
          </table:table-cell>
          <table:table-cell table:style-name="ce24" table:formula="of:=RANK([.B13];[.B$4:.B$24])" office:value-type="float" office:value="1" calcext:value-type="float">
            <text:p>1</text:p>
          </table:table-cell>
          <table:table-cell table:style-name="ce26" office:value-type="string" calcext:value-type="string">
            <text:p>A</text:p>
          </table:table-cell>
          <table:table-cell table:style-name="ce24"/>
          <table:table-cell table:style-name="ce35" office:value-type="float" office:value="17.5" calcext:value-type="float">
            <text:p>17,5</text:p>
          </table:table-cell>
          <table:table-cell table:style-name="ce35" office:value-type="float" office:value="19.5" calcext:value-type="float">
            <text:p>19,5</text:p>
          </table:table-cell>
          <table:table-cell table:style-name="ce35" office:value-type="float" office:value="16.5" calcext:value-type="float">
            <text:p>16,5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number-columns-repeated="3" table:style-name="ce24" office:value-type="float" office:value="3.25" calcext:value-type="float">
            <text:p>3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Droin</text:p>
          </table:table-cell>
          <table:table-cell table:style-name="ce15" table:formula="of:=ROUND(SUMPRODUCT([.F14:.I14];[.$F$2:.$I$2])/SUMPRODUCT(IF([.F14:.I14]=&quot;&quot;;0;1);[.$F$2:.$I$2]) + SUM([.J14:.O14])/10;1)" office:value-type="float" office:value="8" calcext:value-type="float">
            <text:p>8</text:p>
          </table:table-cell>
          <table:table-cell table:style-name="ce24" table:formula="of:=RANK([.B14];[.B$4:.B$24])" office:value-type="float" office:value="11" calcext:value-type="float">
            <text:p>11</text:p>
          </table:table-cell>
          <table:table-cell table:style-name="ce26" table:formula="of:=SUBSTITUTE(ADDRESS(1;ROUND(6-[.B14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2.75" calcext:value-type="float">
            <text:p>2,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25" calcext:value-type="float">
            <text:p>1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Dubois</text:p>
          </table:table-cell>
          <table:table-cell table:style-name="ce15" table:formula="of:=ROUND(SUMPRODUCT([.F15:.I15];[.$F$2:.$I$2])/SUMPRODUCT(IF([.F15:.I15]=&quot;&quot;;0;1);[.$F$2:.$I$2]) + SUM([.J15:.O15])/10;1)" office:value-type="float" office:value="13.1" calcext:value-type="float">
            <text:p>13,1</text:p>
          </table:table-cell>
          <table:table-cell table:style-name="ce24" table:formula="of:=RANK([.B15];[.B$4:.B$24])" office:value-type="float" office:value="4" calcext:value-type="float">
            <text:p>4</text:p>
          </table:table-cell>
          <table:table-cell table:style-name="ce26" table:formula="of:=SUBSTITUTE(ADDRESS(1;ROUND(6-[.B15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.5" calcext:value-type="float">
            <text:p>13,5</text:p>
          </table:table-cell>
          <table:table-cell table:style-name="ce35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.75" calcext:value-type="float">
            <text:p>2,75</text:p>
          </table:table-cell>
          <table:table-cell table:style-name="ce24" office:value-type="float" office:value="3.25" calcext:value-type="float">
            <text:p>3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Gabriel</text:p>
          </table:table-cell>
          <table:table-cell table:style-name="ce15" table:formula="of:=ROUND(SUMPRODUCT([.F16:.I16];[.$F$2:.$I$2])/SUMPRODUCT(IF([.F16:.I16]=&quot;&quot;;0;1);[.$F$2:.$I$2]) + SUM([.J16:.O16])/10;1)" office:value-type="float" office:value="5.3" calcext:value-type="float">
            <text:p>5,3</text:p>
          </table:table-cell>
          <table:table-cell table:style-name="ce24" table:formula="of:=RANK([.B16];[.B$4:.B$24])" office:value-type="float" office:value="15" calcext:value-type="float">
            <text:p>15</text:p>
          </table:table-cell>
          <table:table-cell table:style-name="ce26" table:formula="of:=SUBSTITUTE(ADDRESS(1;ROUND(6-[.B16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3.5" calcext:value-type="float">
            <text:p>3,5</text:p>
          </table:table-cell>
          <table:table-cell table:style-name="ce35" office:value-type="float" office:value="2.5" calcext:value-type="float">
            <text:p>2,5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/>
          <table:table-cell table:number-columns-repeated="218"/>
        </table:table-row>
        <table:table-row table:style-name="ro1">
          <table:table-cell table:style-name="ce8" office:value-type="string" calcext:value-type="string">
            <text:p>Goujon</text:p>
          </table:table-cell>
          <table:table-cell table:style-name="ce15" table:formula="of:=ROUND(SUMPRODUCT([.F17:.I17];[.$F$2:.$I$2])/SUMPRODUCT(IF([.F17:.I17]=&quot;&quot;;0;1);[.$F$2:.$I$2]) + SUM([.J17:.O17])/10;1)" office:value-type="float" office:value="11.1" calcext:value-type="float">
            <text:p>11,1</text:p>
          </table:table-cell>
          <table:table-cell table:style-name="ce24" table:formula="of:=RANK([.B17];[.B$4:.B$24])" office:value-type="float" office:value="8" calcext:value-type="float">
            <text:p>8</text:p>
          </table:table-cell>
          <table:table-cell table:style-name="ce26" table:formula="of:=SUBSTITUTE(ADDRESS(1;ROUND(6-[.B17]/2.5);4);&quot;1&quot;;&quot;&quot;)" office:value-type="string" office:string-value="B" calcext:value-type="string">
            <text:p>B</text:p>
          </table:table-cell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.5" calcext:value-type="float">
            <text:p>9,5</text:p>
          </table:table-cell>
          <table:table-cell table:style-name="ce35" office:value-type="float" office:value="17.5" calcext:value-type="float">
            <text:p>17,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2.75" calcext:value-type="float">
            <text:p>2,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75" calcext:value-type="float">
            <text:p>2,7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Guéla</text:p>
          </table:table-cell>
          <table:table-cell table:style-name="ce15" table:formula="of:=ROUND(SUMPRODUCT([.F18:.I18];[.$F$2:.$I$2])/SUMPRODUCT(IF([.F18:.I18]=&quot;&quot;;0;1);[.$F$2:.$I$2]) + SUM([.J18:.O18])/10;1)" office:value-type="float" office:value="5.1" calcext:value-type="float">
            <text:p>5,1</text:p>
          </table:table-cell>
          <table:table-cell table:style-name="ce24" table:formula="of:=RANK([.B18];[.B$4:.B$24])" office:value-type="float" office:value="16" calcext:value-type="float">
            <text:p>16</text:p>
          </table:table-cell>
          <table:table-cell table:style-name="ce26" table:formula="of:=SUBSTITUTE(ADDRESS(1;ROUND(6-[.B18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75" calcext:value-type="float">
            <text:p>0,7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Kadiri</text:p>
          </table:table-cell>
          <table:table-cell table:style-name="ce15" table:formula="of:=ROUND(SUMPRODUCT([.F19:.I19];[.$F$2:.$I$2])/SUMPRODUCT(IF([.F19:.I19]=&quot;&quot;;0;1);[.$F$2:.$I$2]) + SUM([.J19:.O19])/10;1)" office:value-type="float" office:value="4.8" calcext:value-type="float">
            <text:p>4,8</text:p>
          </table:table-cell>
          <table:table-cell table:style-name="ce24" table:formula="of:=RANK([.B19];[.B$4:.B$24])" office:value-type="float" office:value="20" calcext:value-type="float">
            <text:p>20</text:p>
          </table:table-cell>
          <table:table-cell table:style-name="ce26" table:formula="of:=SUBSTITUTE(ADDRESS(1;ROUND(6-[.B19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.5" calcext:value-type="float">
            <text:p>3,5</text:p>
          </table:table-cell>
          <table:table-cell table:style-name="ce35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/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Larroque</text:p>
          </table:table-cell>
          <table:table-cell table:style-name="ce15" table:formula="of:=ROUND(SUMPRODUCT([.F20:.I20];[.$F$2:.$I$2])/SUMPRODUCT(IF([.F20:.I20]=&quot;&quot;;0;1);[.$F$2:.$I$2]) + SUM([.J20:.O20])/10;1)" office:value-type="float" office:value="13.4" calcext:value-type="float">
            <text:p>13,4</text:p>
          </table:table-cell>
          <table:table-cell table:style-name="ce24" table:formula="of:=RANK([.B20];[.B$4:.B$24])" office:value-type="float" office:value="3" calcext:value-type="float">
            <text:p>3</text:p>
          </table:table-cell>
          <table:table-cell table:style-name="ce26" table:formula="of:=SUBSTITUTE(ADDRESS(1;ROUND(6-[.B20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1.5" calcext:value-type="float">
            <text:p>11,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3.25" calcext:value-type="float">
            <text:p>3,2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Lemaitre</text:p>
          </table:table-cell>
          <table:table-cell table:style-name="ce15" table:formula="of:=ROUND(SUMPRODUCT([.F21:.I21];[.$F$2:.$I$2])/SUMPRODUCT(IF([.F21:.I21]=&quot;&quot;;0;1);[.$F$2:.$I$2]) + SUM([.J21:.O21])/10;1)" office:value-type="float" office:value="12.2" calcext:value-type="float">
            <text:p>12,2</text:p>
          </table:table-cell>
          <table:table-cell table:style-name="ce24" table:formula="of:=RANK([.B21];[.B$4:.B$24])" office:value-type="float" office:value="6" calcext:value-type="float">
            <text:p>6</text:p>
          </table:table-cell>
          <table:table-cell table:style-name="ce26" table:formula="of:=SUBSTITUTE(ADDRESS(1;ROUND(6-[.B21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5.5" calcext:value-type="float">
            <text:p>15,5</text:p>
          </table:table-cell>
          <table:table-cell table:style-name="ce35" office:value-type="float" office:value="7.5" calcext:value-type="float">
            <text:p>7,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3.25" calcext:value-type="float">
            <text:p>3,25</text:p>
          </table:table-cell>
          <table:table-cell table:style-name="ce24" office:value-type="float" office:value="2.25" calcext:value-type="float">
            <text:p>2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Loustalot</text:p>
          </table:table-cell>
          <table:table-cell table:style-name="ce15" table:formula="of:=ROUND(SUMPRODUCT([.F22:.I22];[.$F$2:.$I$2])/SUMPRODUCT(IF([.F22:.I22]=&quot;&quot;;0;1);[.$F$2:.$I$2]) + SUM([.J22:.O22])/10;1)" office:value-type="float" office:value="6" calcext:value-type="float">
            <text:p>6</text:p>
          </table:table-cell>
          <table:table-cell table:style-name="ce24" table:formula="of:=RANK([.B22];[.B$4:.B$24])" office:value-type="float" office:value="14" calcext:value-type="float">
            <text:p>14</text:p>
          </table:table-cell>
          <table:table-cell table:style-name="ce26" table:formula="of:=SUBSTITUTE(ADDRESS(1;ROUND(6-[.B22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.5" calcext:value-type="float">
            <text:p>5,5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0.75" calcext:value-type="float">
            <text:p>0,75</text:p>
          </table:table-cell>
          <table:table-cell table:number-columns-repeated="2" table:style-name="ce24" office:value-type="float" office:value="1.75" calcext:value-type="float">
            <text:p>1,7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Maroun</text:p>
          </table:table-cell>
          <table:table-cell table:style-name="ce15" table:formula="of:=ROUND(SUMPRODUCT([.F23:.I23];[.$F$2:.$I$2])/SUMPRODUCT(IF([.F23:.I23]=&quot;&quot;;0;1);[.$F$2:.$I$2]) + SUM([.J23:.O23])/10;1)" office:value-type="float" office:value="7.6" calcext:value-type="float">
            <text:p>7,6</text:p>
          </table:table-cell>
          <table:table-cell table:style-name="ce24" table:formula="of:=RANK([.B23];[.B$4:.B$24])" office:value-type="float" office:value="12" calcext:value-type="float">
            <text:p>12</text:p>
          </table:table-cell>
          <table:table-cell table:style-name="ce26" table:formula="of:=SUBSTITUTE(ADDRESS(1;ROUND(6-[.B23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6" calcext:value-type="float">
            <text:p>6</text:p>
          </table:table-cell>
          <table:table-cell table:style-name="ce36" office:value-type="float" office:value="3.5" calcext:value-type="float">
            <text:p>3,5</text:p>
          </table:table-cell>
          <table:table-cell table:style-name="ce36" office:value-type="float" office:value="6.5" calcext:value-type="float">
            <text:p>6,5</text:p>
          </table:table-cell>
          <table:table-cell table:style-name="ce36" office:value-type="float" office:value="10.5" calcext:value-type="float">
            <text:p>10,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0.75" calcext:value-type="float">
            <text:p>0,75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1.25" calcext:value-type="float">
            <text:p>1,25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Morlan</text:p>
          </table:table-cell>
          <table:table-cell table:style-name="ce15" table:formula="of:=ROUND(SUMPRODUCT([.F24:.I24];[.$F$2:.$I$2])/SUMPRODUCT(IF([.F24:.I24]=&quot;&quot;;0;1);[.$F$2:.$I$2]) + SUM([.J24:.O24])/10;1)" office:value-type="float" office:value="13.5" calcext:value-type="float">
            <text:p>13,5</text:p>
          </table:table-cell>
          <table:table-cell table:style-name="ce24" table:formula="of:=RANK([.B24];[.B$4:.B$24])" office:value-type="float" office:value="2" calcext:value-type="float">
            <text:p>2</text:p>
          </table:table-cell>
          <table:table-cell table:style-name="ce26" table:formula="of:=SUBSTITUTE(ADDRESS(1;ROUND(6-[.B24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.5" calcext:value-type="float">
            <text:p>10,5</text:p>
          </table:table-cell>
          <table:table-cell table:style-name="ce35" office:value-type="float" office:value="16.5" calcext:value-type="float">
            <text:p>16,5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.25" calcext:value-type="float">
            <text:p>3,25</text:p>
          </table:table-cell>
          <table:table-cell table:number-columns-repeated="218"/>
        </table:table-row>
        <table:table-row table:style-name="ro1">
          <table:table-cell table:style-name="ce6" office:value-type="string" calcext:value-type="string">
            <text:p>Mukoko</text:p>
          </table:table-cell>
          <table:table-cell table:style-name="ce15" table:formula="of:=ROUND(SUMPRODUCT([.F25:.I25];[.$F$2:.$I$2])/SUMPRODUCT(IF([.F25:.I25]=&quot;&quot;;0;1);[.$F$2:.$I$2]) + SUM([.J25:.O25])/10;1)" office:value-type="float" office:value="7.4" calcext:value-type="float">
            <text:p>7,4</text:p>
          </table:table-cell>
          <table:table-cell table:style-name="ce24" table:formula="of:=RANK([.B25];[.B$4:.B$24])" office:value-type="float" office:value="13" calcext:value-type="float">
            <text:p>13</text:p>
          </table:table-cell>
          <table:table-cell table:style-name="ce26" table:formula="of:=SUBSTITUTE(ADDRESS(1;ROUND(6-[.B25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9.5" calcext:value-type="float">
            <text:p>9,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.5" calcext:value-type="float">
            <text:p>5,5</text:p>
          </table:table-cell>
          <table:table-cell table:style-name="ce35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.75" calcext:value-type="float">
            <text:p>1,7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Ollé</text:p>
          </table:table-cell>
          <table:table-cell table:style-name="ce15" table:formula="of:=ROUND(SUMPRODUCT([.F26:.I26];[.$F$2:.$I$2])/SUMPRODUCT(IF([.F26:.I26]=&quot;&quot;;0;1);[.$F$2:.$I$2]) + SUM([.J26:.O26])/10;1)" office:value-type="float" office:value="11.7" calcext:value-type="float">
            <text:p>11,7</text:p>
          </table:table-cell>
          <table:table-cell table:style-name="ce24" table:formula="of:=RANK([.B26];[.B$4:.B$24])" office:value-type="float" office:value="7" calcext:value-type="float">
            <text:p>7</text:p>
          </table:table-cell>
          <table:table-cell table:style-name="ce26" table:formula="of:=SUBSTITUTE(ADDRESS(1;ROUND(6-[.B26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9.5" calcext:value-type="float">
            <text:p>9,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.25" calcext:value-type="float">
            <text:p>2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peycheran</text:p>
          </table:table-cell>
          <table:table-cell table:style-name="ce15" table:formula="of:=ROUND(SUMPRODUCT([.F27:.I27];[.$F$2:.$I$2])/SUMPRODUCT(IF([.F27:.I27]=&quot;&quot;;0;1);[.$F$2:.$I$2]) + SUM([.J27:.O27])/10;1)" office:value-type="float" office:value="9.6" calcext:value-type="float">
            <text:p>9,6</text:p>
          </table:table-cell>
          <table:table-cell table:style-name="ce24" table:formula="of:=RANK([.B27];[.B$4:.B$24])" office:value-type="float" office:value="10" calcext:value-type="float">
            <text:p>10</text:p>
          </table:table-cell>
          <table:table-cell table:style-name="ce26" table:formula="of:=SUBSTITUTE(ADDRESS(1;ROUND(6-[.B27]/2.5);4);&quot;1&quot;;&quot;&quot;)" office:value-type="string" office:string-value="B" calcext:value-type="string">
            <text:p>B</text:p>
          </table:table-cell>
          <table:table-cell table:style-name="ce24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.5" calcext:value-type="float">
            <text:p>10,5</text:p>
          </table:table-cell>
          <table:table-cell table:style-name="ce35" office:value-type="float" office:value="8.5" calcext:value-type="float">
            <text:p>8,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Roubiou</text:p>
          </table:table-cell>
          <table:table-cell table:style-name="ce15" table:formula="of:=ROUND(SUMPRODUCT([.F28:.I28];[.$F$2:.$I$2])/SUMPRODUCT(IF([.F28:.I28]=&quot;&quot;;0;1);[.$F$2:.$I$2]) + SUM([.J28:.O28])/10;1)" office:value-type="float" office:value="7.7" calcext:value-type="float">
            <text:p>7,7</text:p>
          </table:table-cell>
          <table:table-cell table:style-name="ce24" table:formula="of:=RANK([.B28];[.B$4:.B$24])" office:value-type="float" office:value="12" calcext:value-type="float">
            <text:p>12</text:p>
          </table:table-cell>
          <table:table-cell table:style-name="ce26" table:formula="of:=SUBSTITUTE(ADDRESS(1;ROUND(6-[.B28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.5" calcext:value-type="float">
            <text:p>9,5</text:p>
          </table:table-cell>
          <table:table-cell table:style-name="ce35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1.75" calcext:value-type="float">
            <text:p>1,75</text:p>
          </table:table-cell>
          <table:table-cell table:number-columns-repeated="2" table:style-name="ce24" office:value-type="float" office:value="2.25" calcext:value-type="float">
            <text:p>2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Ruelland</text:p>
          </table:table-cell>
          <table:table-cell table:style-name="ce15" table:formula="of:=ROUND(SUMPRODUCT([.F29:.I29];[.$F$2:.$I$2])/SUMPRODUCT(IF([.F29:.I29]=&quot;&quot;;0;1);[.$F$2:.$I$2]) + SUM([.J29:.O29])/10;1)" office:value-type="float" office:value="4.5" calcext:value-type="float">
            <text:p>4,5</text:p>
          </table:table-cell>
          <table:table-cell table:style-name="ce24" table:formula="of:=RANK([.B29];[.B$4:.B$24])" office:value-type="float" office:value="21" calcext:value-type="float">
            <text:p>21</text:p>
          </table:table-cell>
          <table:table-cell table:style-name="ce26" table:formula="of:=SUBSTITUTE(ADDRESS(1;ROUND(6-[.B29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/>
          <table:table-cell table:style-name="ce24" office:value-type="float" office:value="0.75" calcext:value-type="float">
            <text:p>0,75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aint-Paul</text:p>
          </table:table-cell>
          <table:table-cell table:style-name="ce15" table:formula="of:=ROUND(SUMPRODUCT([.F30:.I30];[.$F$2:.$I$2])/SUMPRODUCT(IF([.F30:.I30]=&quot;&quot;;0;1);[.$F$2:.$I$2]) + SUM([.J30:.O30])/10;1)" office:value-type="float" office:value="8.2" calcext:value-type="float">
            <text:p>8,2</text:p>
          </table:table-cell>
          <table:table-cell table:style-name="ce24" table:formula="of:=RANK([.B30];[.B$4:.B$24])" office:value-type="float" office:value="11" calcext:value-type="float">
            <text:p>11</text:p>
          </table:table-cell>
          <table:table-cell table:style-name="ce26" table:formula="of:=SUBSTITUTE(ADDRESS(1;ROUND(6-[.B30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7.5" calcext:value-type="float">
            <text:p>7,5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25" calcext:value-type="float">
            <text:p>2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auriac</text:p>
          </table:table-cell>
          <table:table-cell table:style-name="ce15" table:formula="of:=ROUND(SUMPRODUCT([.F31:.I31];[.$F$2:.$I$2])/SUMPRODUCT(IF([.F31:.I31]=&quot;&quot;;0;1);[.$F$2:.$I$2]) + SUM([.J31:.O31])/10;1)" office:value-type="float" office:value="4" calcext:value-type="float">
            <text:p>4</text:p>
          </table:table-cell>
          <table:table-cell table:style-name="ce24" table:formula="of:=RANK([.B31];[.B$4:.B$24])" office:value-type="float" office:value="21" calcext:value-type="float">
            <text:p>21</text:p>
          </table:table-cell>
          <table:table-cell table:style-name="ce26" table:formula="of:=SUBSTITUTE(ADDRESS(1;ROUND(6-[.B31]/2.5);4);&quot;1&quot;;&quot;&quot;)" office:value-type="string" office:string-value="D" calcext:value-type="string">
            <text:p>D</text:p>
          </table:table-cell>
          <table:table-cell table:style-name="ce24"/>
          <table:table-cell table:style-name="ce35"/>
          <table:table-cell table:number-columns-repeated="2" table:style-name="ce35" office:value-type="float" office:value="3.5" calcext:value-type="float">
            <text:p>3,5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chmit</text:p>
          </table:table-cell>
          <table:table-cell table:style-name="ce15" table:formula="of:=ROUND(SUMPRODUCT([.F32:.I32];[.$F$2:.$I$2])/SUMPRODUCT(IF([.F32:.I32]=&quot;&quot;;0;1);[.$F$2:.$I$2]) + SUM([.J32:.O32])/10;1)" office:value-type="float" office:value="10.5" calcext:value-type="float">
            <text:p>10,5</text:p>
          </table:table-cell>
          <table:table-cell table:style-name="ce24" table:formula="of:=RANK([.B32];[.B$4:.B$24])" office:value-type="float" office:value="9" calcext:value-type="float">
            <text:p>9</text:p>
          </table:table-cell>
          <table:table-cell table:style-name="ce26" table:formula="of:=SUBSTITUTE(ADDRESS(1;ROUND(6-[.B32]/2.5);4);&quot;1&quot;;&quot;&quot;)" office:value-type="string" office:string-value="B" calcext:value-type="string">
            <text:p>B</text:p>
          </table:table-cell>
          <table:table-cell table:style-name="ce24"/>
          <table:table-cell table:style-name="ce35" office:value-type="float" office:value="11.5" calcext:value-type="float">
            <text:p>11,5</text:p>
          </table:table-cell>
          <table:table-cell table:style-name="ce35" office:value-type="float" office:value="6.5" calcext:value-type="float">
            <text:p>6,5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/>
          <table:table-cell table:number-columns-repeated="218"/>
        </table:table-row>
        <table:table-row table:style-name="ro1">
          <table:table-cell table:style-name="ce6" office:value-type="string" calcext:value-type="string">
            <text:p>Schorsch</text:p>
          </table:table-cell>
          <table:table-cell table:style-name="ce15" table:formula="of:=ROUND(SUMPRODUCT([.F33:.I33];[.$F$2:.$I$2])/SUMPRODUCT(IF([.F33:.I33]=&quot;&quot;;0;1);[.$F$2:.$I$2]) + SUM([.J33:.O33])/10;1)" office:value-type="float" office:value="15.8" calcext:value-type="float">
            <text:p>15,8</text:p>
          </table:table-cell>
          <table:table-cell table:style-name="ce24" table:formula="of:=RANK([.B33];[.B$4:.B$24])" office:value-type="float" office:value="2" calcext:value-type="float">
            <text:p>2</text:p>
          </table:table-cell>
          <table:table-cell table:style-name="ce26" office:value-type="string" calcext:value-type="string">
            <text:p>A</text:p>
          </table:table-cell>
          <table:table-cell table:style-name="ce24"/>
          <table:table-cell table:style-name="ce35" office:value-type="float" office:value="16.5" calcext:value-type="float">
            <text:p>16,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.5" calcext:value-type="float">
            <text:p>17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3.25" calcext:value-type="float">
            <text:p>3,2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Serra</text:p>
          </table:table-cell>
          <table:table-cell table:style-name="ce15" table:formula="of:=ROUND(SUMPRODUCT([.F34:.I34];[.$F$2:.$I$2])/SUMPRODUCT(IF([.F34:.I34]=&quot;&quot;;0;1);[.$F$2:.$I$2]) + SUM([.J34:.O34])/10;1)" office:value-type="float" office:value="6.5" calcext:value-type="float">
            <text:p>6,5</text:p>
          </table:table-cell>
          <table:table-cell table:style-name="ce24" table:formula="of:=RANK([.B34];[.B$4:.B$24])" office:value-type="float" office:value="14" calcext:value-type="float">
            <text:p>14</text:p>
          </table:table-cell>
          <table:table-cell table:style-name="ce26" table:formula="of:=SUBSTITUTE(ADDRESS(1;ROUND(6-[.B34]/2.5);4);&quot;1&quot;;&quot;&quot;)" office:value-type="string" office:string-value="C" calcext:value-type="string">
            <text:p>C</text:p>
          </table:table-cell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,5</text:p>
          </table:table-cell>
          <table:table-cell table:style-name="ce35" office:value-type="float" office:value="5.5" calcext:value-type="float">
            <text:p>5,5</text:p>
          </table:table-cell>
          <table:table-cell table:number-columns-repeated="4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.75" calcext:value-type="float">
            <text:p>2,75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Vassal</text:p>
          </table:table-cell>
          <table:table-cell table:style-name="ce15" table:formula="of:=ROUND(SUMPRODUCT([.F35:.I35];[.$F$2:.$I$2])/SUMPRODUCT(IF([.F35:.I35]=&quot;&quot;;0;1);[.$F$2:.$I$2]) + SUM([.J35:.O35])/10;1)" office:value-type="float" office:value="11.9" calcext:value-type="float">
            <text:p>11,9</text:p>
          </table:table-cell>
          <table:table-cell table:style-name="ce24" table:formula="of:=RANK([.B35];[.B$4:.B$24])" office:value-type="float" office:value="7" calcext:value-type="float">
            <text:p>7</text:p>
          </table:table-cell>
          <table:table-cell table:style-name="ce26" table:formula="of:=SUBSTITUTE(ADDRESS(1;ROUND(6-[.B35]/2.5);4);&quot;1&quot;;&quot;&quot;)" office:value-type="string" office:string-value="A" calcext:value-type="string">
            <text:p>A</text:p>
          </table:table-cell>
          <table:table-cell table:style-name="ce24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style-name="ce8" office:value-type="string" calcext:value-type="string">
            <text:p>Zouin</text:p>
          </table:table-cell>
          <table:table-cell table:style-name="ce15" table:formula="of:=ROUND(SUMPRODUCT([.F36:.I36];[.$F$2:.$I$2])/SUMPRODUCT(IF([.F36:.I36]=&quot;&quot;;0;1);[.$F$2:.$I$2]) + SUM([.J36:.O36])/10;1)" office:value-type="float" office:value="9.8" calcext:value-type="float">
            <text:p>9,8</text:p>
          </table:table-cell>
          <table:table-cell table:style-name="ce24" table:formula="of:=RANK([.B36];[.B$4:.B$24])" office:value-type="float" office:value="10" calcext:value-type="float">
            <text:p>10</text:p>
          </table:table-cell>
          <table:table-cell table:style-name="ce26" table:formula="of:=SUBSTITUTE(ADDRESS(1;ROUND(6-[.B36]/2.5);4);&quot;1&quot;;&quot;&quot;)" office:value-type="string" office:string-value="B" calcext:value-type="string">
            <text:p>B</text:p>
          </table:table-cell>
          <table:table-cell table:style-name="ce24"/>
          <table:table-cell table:style-name="ce35" office:value-type="float" office:value="12.5" calcext:value-type="float">
            <text:p>12,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.5" calcext:value-type="float">
            <text:p>6,5</text:p>
          </table:table-cell>
          <table:table-cell table:style-name="ce35" office:value-type="float" office:value="8.5" calcext:value-type="float">
            <text:p>8,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 office:value-type="float" office:value="1.75" calcext:value-type="float">
            <text:p>1,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18"/>
        </table:table-row>
        <table:table-row table:style-name="ro1">
          <table:table-cell table:number-columns-repeated="233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20" table:formula="of:=ROUND(AVERAGE([.B4:.B36]);1)" office:value-type="float" office:value="8.9" calcext:value-type="float">
            <text:p>8.9</text:p>
          </table:table-cell>
          <table:table-cell table:number-columns-repeated="231"/>
        </table:table-row>
        <table:table-row table:style-name="ro1">
          <table:table-cell table:style-name="ce11" office:value-type="string" calcext:value-type="string">
            <text:p>Écart-type</text:p>
          </table:table-cell>
          <table:table-cell table:style-name="ce20" table:formula="of:=ROUND(STDEV([.B4:.B36]);1)" office:value-type="float" office:value="3.9" calcext:value-type="float">
            <text:p>3.9</text:p>
          </table:table-cell>
          <table:table-cell table:number-columns-repeated="231"/>
        </table:table-row>
        <table:table-row table:style-name="ro1" table:number-rows-repeated="65483">
          <table:table-cell table:number-columns-repeated="233"/>
        </table:table-row>
        <table:table-row table:style-name="ro1">
          <table:table-cell table:number-columns-repeated="233"/>
        </table:table-row>
      </table:table>
      <table:table table:name="Histogramme (1)" table:style-name="ta1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6" table:number-columns-repeated="253" table:default-cell-style-name="ce19"/>
        <table:table-row table:style-name="ro1">
          <table:table-cell table:style-name="ce38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[$Feuille1.$B$4:$Feuille1.$B$24]&lt;=[.A3];0;1)*IF([$Feuille1.$B$4:$Feuille1.$B$24]&gt;[.B3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[$Feuille1.$B$4:$Feuille1.$B$24]&lt;=[.A4];0;1)*IF([$Feuille1.$B$4:$Feuille1.$B$24]&gt;[.B4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[$Feuille1.$B$4:$Feuille1.$B$24]&lt;=[.A5];0;1)*IF([$Feuille1.$B$4:$Feuille1.$B$24]&gt;[.B5];0;1)*IF(ISNUMBER([$Feuille1.$B$4:$Feuille1.$B$24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[$Feuille1.$B$4:$Feuille1.$B$24]&lt;=[.A6];0;1)*IF([$Feuille1.$B$4:$Feuille1.$B$24]&gt;[.B6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[$Feuille1.$B$4:$Feuille1.$B$24]&lt;=[.A7];0;1)*IF([$Feuille1.$B$4:$Feuille1.$B$24]&gt;[.B7];0;1)*IF(ISNUMBER([$Feuille1.$B$4:$Feuille1.$B$24]);1;0))" office:value-type="float" office:value="4" calcext:value-type="float">
            <text:p>4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[$Feuille1.$B$4:$Feuille1.$B$24]&lt;=[.A8];0;1)*IF([$Feuille1.$B$4:$Feuille1.$B$24]&gt;[.B8];0;1)*IF(ISNUMBER([$Feuille1.$B$4:$Feuille1.$B$24]);1;0))" office:value-type="float" office:value="3" calcext:value-type="float">
            <text:p>3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[$Feuille1.$B$4:$Feuille1.$B$24]&lt;=[.A9];0;1)*IF([$Feuille1.$B$4:$Feuille1.$B$24]&gt;[.B9];0;1)*IF(ISNUMBER([$Feuille1.$B$4:$Feuille1.$B$24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[$Feuille1.$B$4:$Feuille1.$B$24]&lt;=[.A10];0;1)*IF([$Feuille1.$B$4:$Feuille1.$B$24]&gt;[.B10];0;1)*IF(ISNUMBER([$Feuille1.$B$4:$Feuille1.$B$24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[$Feuille1.$B$4:$Feuille1.$B$24]&lt;=[.A11];0;1)*IF([$Feuille1.$B$4:$Feuille1.$B$24]&gt;[.B11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[$Feuille1.$B$4:$Feuille1.$B$24]&lt;=[.A12];0;1)*IF([$Feuille1.$B$4:$Feuille1.$B$24]&gt;[.B12];0;1)*IF(ISNUMBER([$Feuille1.$B$4:$Feuille1.$B$24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[$Feuille1.$B$4:$Feuille1.$B$24]&lt;=[.A13];0;1)*IF([$Feuille1.$B$4:$Feuille1.$B$24]&gt;[.B13];0;1)*IF(ISNUMBER([$Feuille1.$B$4:$Feuille1.$B$24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[$Feuille1.$B$4:$Feuille1.$B$24]&lt;=[.A14];0;1)*IF([$Feuille1.$B$4:$Feuille1.$B$24]&gt;[.B14];0;1)*IF(ISNUMBER([$Feuille1.$B$4:$Feuille1.$B$24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[$Feuille1.$B$4:$Feuille1.$B$24]&lt;=[.A15];0;1)*IF([$Feuille1.$B$4:$Feuille1.$B$24]&gt;[.B15];0;1)*IF(ISNUMBER([$Feuille1.$B$4:$Feuille1.$B$24]);1;0))" office:value-type="float" office:value="2" calcext:value-type="float">
            <text:p>2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[$Feuille1.$B$4:$Feuille1.$B$24]&lt;=[.A16];0;1)*IF([$Feuille1.$B$4:$Feuille1.$B$24]&gt;[.B16];0;1)*IF(ISNUMBER([$Feuille1.$B$4:$Feuille1.$B$24]);1;0))" office:value-type="float" office:value="3" calcext:value-type="float">
            <text:p>3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[$Feuille1.$B$4:$Feuille1.$B$24]&lt;=[.A17];0;1)*IF([$Feuille1.$B$4:$Feuille1.$B$24]&gt;[.B17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[$Feuille1.$B$4:$Feuille1.$B$24]&lt;=[.A18];0;1)*IF([$Feuille1.$B$4:$Feuille1.$B$24]&gt;[.B18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[$Feuille1.$B$4:$Feuille1.$B$24]&lt;=[.A19];0;1)*IF([$Feuille1.$B$4:$Feuille1.$B$24]&gt;[.B19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[$Feuille1.$B$4:$Feuille1.$B$24]&lt;=[.A20];0;1)*IF([$Feuille1.$B$4:$Feuille1.$B$24]&gt;[.B20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[$Feuille1.$B$4:$Feuille1.$B$24]&lt;=[.A21];0;1)*IF([$Feuille1.$B$4:$Feuille1.$B$24]&gt;[.B21];0;1)*IF(ISNUMBER([$Feuille1.$B$4:$Feuille1.$B$24]);1;0)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[$Feuille1.$B$4:$Feuille1.$B$24]&lt;=[.A22];0;1)*IF([$Feuille1.$B$4:$Feuille1.$B$24]&gt;[.B22];0;1)*IF(ISNUMBER([$Feuille1.$B$4:$Feuille1.$B$24]);1;0))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3:27.447452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20:05:56.057091391</dc:date>
    <meta:editing-duration>PT19H32M21S</meta:editing-duration>
    <meta:editing-cycles>340</meta:editing-cycles>
    <meta:generator>LibreOffice/6.4.7.2$Linux_X86_64 LibreOffice_project/40$Build-2</meta:generator>
    <meta:document-statistic meta:table-count="2" meta:cell-count="557" meta:object-count="0"/>
  </office:meta>
</office:document-meta>
</file>